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, 'Liberation Sans', 'Helvetica Neue', Helvetica, Arial, sans-serif"/>
    <style:font-face style:name="OpenSymbol" svg:font-family="Open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6">
      <style:paragraph-properties fo:margin-top="0in" fo:margin-bottom="0in" fo:line-height="200%" fo:padding="0in" fo:border="none">
        <style:tab-stops>
          <style:tab-stop style:position="5.5in" style:type="right" style:leader-style="dotted" style:leader-text="."/>
        </style:tab-stops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Text_20_body" style:list-style-name="L6">
      <style:paragraph-properties fo:margin-top="0in" fo:margin-bottom="0in" fo:line-height="200%" fo:padding="0in" fo:border="none">
        <style:tab-stops>
          <style:tab-stop style:position="5.5in" style:type="right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top="0in" fo:margin-bottom="0in" fo:line-height="200%" fo:padding="0in" fo:border="non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in" fo:margin-bottom="0in" fo:line-height="200%" fo:padding="0in" fo:border="none">
        <style:tab-stops/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Text_20_body" style:list-style-name="L6">
      <style:paragraph-properties fo:margin-top="0in" fo:margin-bottom="0in" fo:line-height="200%" fo:background-color="transparent" fo:padding="0in" fo:border="none" style:shadow="none">
        <style:tab-stops>
          <style:tab-stop style:position="5.5in" style:type="right" style:leader-style="dotted" style:leader-text="."/>
        </style:tab-stops>
        <style:background-image/>
      </style:paragraph-properties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top="0in" fo:margin-bottom="0in" fo:line-height="200%" fo:break-before="page" fo:padding="0in" fo:border="none">
        <style:tab-stops>
          <style:tab-stop style:position="5.5in" style:type="right" style:leader-style="dotted" style:leader-text="."/>
        </style:tab-stops>
      </style:paragraph-properties>
      <style:text-properties style:font-name="Times New Roman" fo:font-size="16pt" style:font-size-asian="16pt" style:font-size-complex="16pt"/>
    </style:style>
    <style:style style:name="P7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8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20pt" fo:letter-spacing="normal" fo:font-style="normal" fo:font-weight="normal" style:font-size-asian="20pt" style:font-size-complex="20pt"/>
    </style:style>
    <style:style style:name="P11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26pt" fo:letter-spacing="normal" fo:font-style="normal" fo:font-weight="normal" style:font-size-asian="26pt" style:font-size-complex="26pt"/>
    </style:style>
    <style:style style:name="P12" style:family="paragraph" style:parent-style-name="Text_20_body">
      <style:paragraph-properties fo:margin-left="0in" fo:margin-right="0in" fo:margin-top="0in" fo:margin-bottom="0in" style:line-height-at-least="0.2189in" fo:text-align="center" style:justify-single-word="false" fo:text-indent="0in" style:auto-text-indent="false" fo:padding="0in" fo:border="none"/>
      <style:text-properties fo:font-variant="normal" fo:text-transform="none" fo:color="#252525" style:font-name="Times New Roman" fo:font-size="24pt" fo:letter-spacing="normal" fo:font-style="normal" fo:font-weight="normal" style:font-size-asian="24pt" style:font-size-complex="24pt"/>
    </style:style>
    <style:style style:name="P13" style:family="paragraph" style:parent-style-name="Text_20_body">
      <style:paragraph-properties fo:margin-left="0in" fo:margin-right="0in" fo:margin-top="0in" fo:margin-bottom="0in" fo:line-height="200%" fo:text-indent="0in" style:auto-text-indent="false" fo:break-before="page" fo:padding="0in" fo:border="none"/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14" style:family="paragraph" style:parent-style-name="Text_20_body" style:master-page-name="First_20_Page">
      <style:paragraph-properties fo:margin-left="0in" fo:margin-right="0in" fo:margin-top="0in" fo:margin-bottom="0in" style:line-height-at-least="0.2189in" fo:text-align="center" style:justify-single-word="false" fo:text-indent="0in" style:auto-text-indent="false" style:page-number="auto" fo:padding="0in" fo:border="none"/>
      <style:text-properties fo:font-variant="normal" fo:text-transform="none" fo:color="#252525" style:font-name="Times New Roman" fo:font-size="16pt" fo:letter-spacing="normal" fo:font-style="normal" fo:font-weight="normal" style:font-size-asian="16pt" style:font-size-complex="16pt"/>
    </style:style>
    <style:style style:name="P15" style:family="paragraph" style:parent-style-name="Header">
      <style:paragraph-properties fo:text-align="end" style:justify-single-word="false"/>
    </style:style>
    <style:style style:name="T1" style:family="text">
      <style:text-properties fo:font-variant="normal" fo:text-transform="none" fo:color="#252525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Game Design Document for:</text:p>
      <text:p text:style-name="P10"/>
      <text:p text:style-name="P7">Title:</text:p>
      <text:p text:style-name="P11">Neon Juan: There Can Only Be Juan</text:p>
      <text:p text:style-name="P7"/>
      <text:p text:style-name="P9">Creative Director:</text:p>
      <text:p text:style-name="P8">Stephen Dailey</text:p>
      <text:p text:style-name="P7"/>
      <text:p text:style-name="P9">Expected Completion:</text:p>
      <text:p text:style-name="P8">August 2014</text:p>
      <text:p text:style-name="P8"/>
      <text:p text:style-name="P8">Authors:</text:p>
      <text:p text:style-name="P8">Stephen Dailey</text:p>
      <text:p text:style-name="P8">[Add your name here]</text:p>
      <text:p text:style-name="P13">Table of Contents:</text:p>
      <text:list xml:id="list4091621138641015139" text:style-name="L6">
        <text:list-item>
          <text:p text:style-name="P5">Introduction<text:tab/>3</text:p>
        </text:list-item>
        <text:list-item>
          <text:p text:style-name="P5">Story<text:tab/>4</text:p>
        </text:list-item>
        <text:list-item>
          <text:p text:style-name="P1">Characters<text:tab/>5</text:p>
        </text:list-item>
        <text:list-item>
          <text:p text:style-name="P1">Level/environment design<text:tab/>6</text:p>
        </text:list-item>
        <text:list-item>
          <text:p text:style-name="P1">Gameplay<text:tab/>7</text:p>
        </text:list-item>
        <text:list-item>
          <text:p text:style-name="P1">Art<text:tab/>8</text:p>
        </text:list-item>
        <text:list-item>
          <text:p text:style-name="P1">Sound and Music<text:tab/>9</text:p>
        </text:list-item>
        <text:list-item>
          <text:p text:style-name="P2"><text:span text:style-name="T1">User Interface, Game Controls<text:tab/>10</text:span></text:p>
        </text:list-item>
      </text:list>
      <text:p text:style-name="P6">Introduction</text:p>
      <text:p text:style-name="P3"><text:tab/>This document is called a Game Design Document (GDD). <text:s/>GDDs are used in industry as a way for members of the development team to keep production organized. <text:s/>Additionally, the GDD is used as a type of contract between the development team and the producer. <text:s/>Artists, Designers, and Programmers will create this document and reference it during production. <text:s/>The document however, can change. <text:s/>GDDs describe all aspects of the design of a video game and . </text:p>
      <text:p text:style-name="P3"><text:tab/>Neon Juan is a project of the Video Game Design and Development Club. <text:s/>All aspects of this game will be created by the members of the cl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, 'Liberation Sans', 'Helvetica Neue', Helvetica, Arial, sans-serif"/>
    <style:font-face style:name="OpenSymbol" svg:font-family="Open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Neon Juan Game Design Document</text:title><text:tab/><text:tab/><text:page-number text:select-page="current">3</text:page-number></text:p>
      </style:header>
    </style:master-page>
    <style:master-page style:name="First_20_Page" style:display-name="First Page" style:page-layout-name="Mpm2" style:next-style-name="Standard">
      <style:header>
        <text:p text:style-name="Header">Running Head: <text:title>Neon Juan Game Design Document</text:title>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Dailey</meta:initial-creator>
    <meta:creation-date>2014-04-04T00:04:55</meta:creation-date>
    <dc:date>2014-04-04T00:31:51</dc:date>
    <dc:creator>Stephen Dailey</dc:creator>
    <meta:editing-duration>PT26M56S</meta:editing-duration>
    <meta:editing-cycles>9</meta:editing-cycles>
    <meta:generator>OpenOffice/4.0.1$Unix OpenOffice.org_project/401m5$Build-9714</meta:generator>
    <dc:title>Neon Juan Game Design Document</dc:title>
    <meta:document-statistic meta:table-count="0" meta:image-count="0" meta:object-count="0" meta:page-count="3" meta:paragraph-count="24" meta:word-count="177" meta:character-count="1012"/>
  </office:meta>
</office:document-meta>
</file>